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84.85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296.39pt"/>
    </style:style>
    <style:style style:name="co14" style:family="table-column">
      <style:table-column-properties fo:break-before="auto" style:column-width="154.35pt"/>
    </style:style>
    <style:style style:name="co15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2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shadow="#808080 4.99pt 4.99pt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2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ext-properties style:text-position="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8" style:family="table-cell" style:parent-style-name="Default">
      <style:table-cell-properties fo:background-color="#ffffff"/>
      <style:text-properties style:font-name="Liberation Sans1"/>
    </style:style>
    <style:style style:name="ce2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shadow="#808080 4.99pt 4.99pt"/>
    </style:style>
    <style:style style:name="ce3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11"/>
    <style:style style:name="ce41" style:family="table-cell" style:parent-style-name="Default">
      <style:table-cell-properties style:text-align-source="value-type" style:repeat-content="false"/>
      <style:paragraph-properties fo:margin-left="0pt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3" style:family="table-cell" style:parent-style-name="Default">
      <style:table-cell-properties style:shadow="#808080 4.99pt 4.99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46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29"/>
    <style:style style:name="ce5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ext-properties fo:color="#000000" style:font-weight-asian="normal"/>
    </style:style>
    <style:style style:name="ce5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 style:data-style-name="N11">
      <style:table-cell-properties fo:background-color="#dddddd" style:cell-protect="none" style:print-content="true"/>
    </style:style>
    <style:style style:name="ce5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129">
      <style:text-properties fo:font-weight="bold" style:font-weight-asian="bold" style:font-weight-complex="bold"/>
    </style:style>
    <style:style style:name="ce59" style:family="table-cell" style:parent-style-name="Default" style:data-style-name="N125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26"/>
    <style:style style:name="ce65" style:family="table-cell" style:parent-style-name="Default" style:data-style-name="N127"/>
    <style:style style:name="ce66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11" table:default-cell-style-name="ce33"/>
        <table:table-column table:style-name="co12" table:default-cell-style-name="ce38"/>
        <table:table-column table:style-name="co2" table:number-columns-repeated="2" table:default-cell-style-name="Default"/>
        <table:table-row table:style-name="ro3">
          <table:table-cell table:style-name="ce29" office:value-type="string" calcext:value-type="string" table:number-columns-spanned="2" table:number-rows-spanned="1">
            <text:p>Previous and Current Year Financials</text:p>
          </table:table-cell>
          <table:covered-table-cell table:style-name="ce34"/>
          <table:table-cell table:number-columns-repeated="2"/>
        </table:table-row>
        <table:table-row table:style-name="ro2">
          <table:table-cell table:style-name="ce30" office:value-type="string" calcext:value-type="string" table:number-columns-spanned="2" table:number-rows-spanned="1">
            <text:p>This worksheet contains: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3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3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3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3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31" table:number-columns-spanned="2" table:number-rows-spanned="1"/>
          <table:covered-table-cell table:style-name="ce36"/>
          <table:table-cell/>
          <table:table-cell table:style-name="ce41"/>
        </table:table-row>
        <table:table-row table:style-name="ro2">
          <table:table-cell table:style-name="ce30" office:value-type="string" calcext:value-type="string">
            <text:p>In this and other worksheets, grey cells are editable and need to be populated.</text:p>
          </table:table-cell>
          <table:table-cell table:style-name="ce36"/>
          <table:table-cell/>
          <table:table-cell table:style-name="ce41"/>
        </table:table-row>
        <table:table-row table:style-name="ro2">
          <table:table-cell table:style-name="ce30"/>
          <table:table-cell table:style-name="ce36"/>
          <table:table-cell/>
          <table:table-cell table:style-name="ce41"/>
        </table:table-row>
        <table:table-row table:style-name="ro2">
          <table:table-cell table:style-name="ce32" table:number-columns-spanned="2" table:number-rows-spanned="1"/>
          <table:covered-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37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10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100000" calcext:value-type="currency">
            <text:p>R 1,1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107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1,0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4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4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300000" calcext:value-type="currency">
            <text:p>R 3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39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3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0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column table:style-name="co2" table:default-cell-style-name="Default"/>
        <table:table-column table:style-name="co2" table:number-columns-repeated="10" table:default-cell-style-name="ce26"/>
        <table:table-row table:style-name="ro3">
          <table:table-cell table:style-name="ce18" office:value-type="string" calcext:value-type="string" table:number-columns-spanned="4" table:number-rows-spanned="1">
            <text:p>Ten Year Plan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Budgeted items would include: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Repainting <text:s/>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Security enhancements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3" office:value-type="string" calcext:value-type="string">
            <text:p>Start Year</text:p>
          </table:table-cell>
          <table:table-cell table:style-name="ce23" office:value-type="string" calcext:value-type="string">
            <text:p>End Year</text:p>
          </table:table-cell>
          <table:table-cell table:style-name="ce23" office:value-type="string" calcext:value-type="string">
            <text:p>Step (years)</text:p>
          </table:table-cell>
          <table:table-cell table:style-name="ce23" office:value-type="string" calcext:value-type="string">
            <text:p>Annual amount (real)</text:p>
          </table:table-cell>
          <table:table-cell/>
          <table:table-cell table:style-name="ce25" table:formula="of:=['Current Financials'.B11]" office:value-type="float" office:value="2018" calcext:value-type="float">
            <text:p>2018</text:p>
          </table:table-cell>
          <table:table-cell table:style-name="ce25" table:formula="of:=[.G15]+1" office:value-type="float" office:value="2019" calcext:value-type="float">
            <text:p>2019</text:p>
          </table:table-cell>
          <table:table-cell table:style-name="ce25" table:formula="of:=[.H15]+1" office:value-type="float" office:value="2020" calcext:value-type="float">
            <text:p>2020</text:p>
          </table:table-cell>
          <table:table-cell table:style-name="ce25" table:formula="of:=[.I15]+1" office:value-type="float" office:value="2021" calcext:value-type="float">
            <text:p>2021</text:p>
          </table:table-cell>
          <table:table-cell table:style-name="ce25" table:formula="of:=[.J15]+1" office:value-type="float" office:value="2022" calcext:value-type="float">
            <text:p>2022</text:p>
          </table:table-cell>
          <table:table-cell table:style-name="ce25" table:formula="of:=[.K15]+1" office:value-type="float" office:value="2023" calcext:value-type="float">
            <text:p>2023</text:p>
          </table:table-cell>
          <table:table-cell table:style-name="ce25" table:formula="of:=[.L15]+1" office:value-type="float" office:value="2024" calcext:value-type="float">
            <text:p>2024</text:p>
          </table:table-cell>
          <table:table-cell table:style-name="ce25" table:formula="of:=[.M15]+1" office:value-type="float" office:value="2025" calcext:value-type="float">
            <text:p>2025</text:p>
          </table:table-cell>
          <table:table-cell table:style-name="ce25" table:formula="of:=[.N15]+1" office:value-type="float" office:value="2026" calcext:value-type="float">
            <text:p>2026</text:p>
          </table:table-cell>
          <table:table-cell table:style-name="ce2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>
            <text:p>Replacing the foobars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" calcext:value-type="currency">
            <text:p>R 5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50000" calcext:value-type="currency">
            <text:p>R 50,00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wiring the snafu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160500" calcext:value-type="currency">
            <text:p>R 160,50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183756.45" calcext:value-type="currency">
            <text:p>R 183,756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grouting the epsilon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0" calcext:value-type="currency">
            <text:p>R 50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701275.86535" calcext:value-type="currency">
            <text:p>R 701,276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Installing flux capacitor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0" calcext:value-type="currency">
            <text:p>R 1,000,000</text:p>
          </table:table-cell>
          <table:table-cell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1838459.21242016" calcext:value-type="currency">
            <text:p>R 1,838,459</text:p>
          </table:table-cell>
        </table:table-row>
        <table:table-row table:style-name="ro2">
          <table:table-cell table:style-name="ce21" office:value-type="string" calcext:value-type="string">
            <text:p>Resurfacing the EJBs</text:p>
          </table:table-cell>
          <table:table-cell office:value-type="float" office:value="2024" calcext:value-type="float">
            <text:p>2024</text:p>
          </table:table-cell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120058.42814792" calcext:value-type="currency">
            <text:p>R 120,058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137454.894386554" calcext:value-type="currency">
            <text:p>R 137,455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Clearing the borgs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0000" calcext:value-type="currency">
            <text:p>R 40,000</text:p>
          </table:table-cell>
          <table:table-cell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52431.8404" calcext:value-type="currency">
            <text:p>R 52,432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2" table:default-cell-style-name="ce49"/>
        <table:table-column table:style-name="co2" table:number-columns-repeated="9" table:default-cell-style-name="Default"/>
        <table:table-row table:style-name="ro3">
          <table:table-cell table:style-name="ce42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6"/>
          <table:table-cell table:number-columns-repeated="10"/>
        </table:table-row>
        <table:table-row table:style-name="ro1">
          <table:table-cell table:style-name="ce36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36"/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51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49" table:formula="of:=[.B15]+1" office:value-type="float" office:value="2019" calcext:value-type="float">
            <text:p>2019</text:p>
          </table:table-cell>
          <table:table-cell table:style-name="ce49" table:formula="of:=[.C15]+1" office:value-type="float" office:value="2020" calcext:value-type="float">
            <text:p>2020</text:p>
          </table:table-cell>
          <table:table-cell table:style-name="ce49" table:formula="of:=[.D15]+1" office:value-type="float" office:value="2021" calcext:value-type="float">
            <text:p>2021</text:p>
          </table:table-cell>
          <table:table-cell table:style-name="ce49" table:formula="of:=[.E15]+1" office:value-type="float" office:value="2022" calcext:value-type="float">
            <text:p>2022</text:p>
          </table:table-cell>
          <table:table-cell table:style-name="ce49" table:formula="of:=[.F15]+1" office:value-type="float" office:value="2023" calcext:value-type="float">
            <text:p>2023</text:p>
          </table:table-cell>
          <table:table-cell table:style-name="ce49" table:formula="of:=[.G15]+1" office:value-type="float" office:value="2024" calcext:value-type="float">
            <text:p>2024</text:p>
          </table:table-cell>
          <table:table-cell table:style-name="ce49" table:formula="of:=[.H15]+1" office:value-type="float" office:value="2025" calcext:value-type="float">
            <text:p>2025</text:p>
          </table:table-cell>
          <table:table-cell table:style-name="ce49" table:formula="of:=[.I15]+1" office:value-type="float" office:value="2026" calcext:value-type="float">
            <text:p>2026</text:p>
          </table:table-cell>
          <table:table-cell table:style-name="ce49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52" office:value-type="string" calcext:value-type="string">
            <text:p>Proposed budget change real (%)</text:p>
          </table:table-cell>
          <table:table-cell table:style-name="ce55" office:value-type="percentage" office:value="0.04" calcext:value-type="percentage">
            <text:p>4.00%</text:p>
          </table:table-cell>
          <table:table-cell table:style-name="ce55" office:value-type="percentage" office:value="0.02" calcext:value-type="percentage">
            <text:p>2.00%</text:p>
          </table:table-cell>
          <table:table-cell table:number-columns-repeated="3" table:style-name="ce55" office:value-type="percentage" office:value="0.01" calcext:value-type="percentage">
            <text:p>1.00%</text:p>
          </table:table-cell>
          <table:table-cell table:style-name="ce55" office:value-type="percentage" office:value="0.02" calcext:value-type="percentage">
            <text:p>2.00%</text:p>
          </table:table-cell>
          <table:table-cell table:number-columns-repeated="4" table:style-name="ce55" office:value-type="percentage" office:value="0.01" calcext:value-type="percentage">
            <text:p>1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0" table:formula="of:=[.B16]+['Current Financials'.$B$17]" office:value-type="percentage" office:value="0.11" calcext:value-type="percentage">
            <text:p>11.00%</text:p>
          </table:table-cell>
          <table:table-cell table:style-name="ce40" table:formula="of:=[.C16]+['Current Financials'.$B$17]" office:value-type="percentage" office:value="0.09" calcext:value-type="percentage">
            <text:p>9.00%</text:p>
          </table:table-cell>
          <table:table-cell table:style-name="ce40" table:formula="of:=[.D16]+['Current Financials'.$B$17]" office:value-type="percentage" office:value="0.08" calcext:value-type="percentage">
            <text:p>8.00%</text:p>
          </table:table-cell>
          <table:table-cell table:style-name="ce40" table:formula="of:=[.E16]+['Current Financials'.$B$17]" office:value-type="percentage" office:value="0.08" calcext:value-type="percentage">
            <text:p>8.00%</text:p>
          </table:table-cell>
          <table:table-cell table:style-name="ce40" table:formula="of:=[.F16]+['Current Financials'.$B$17]" office:value-type="percentage" office:value="0.08" calcext:value-type="percentage">
            <text:p>8.00%</text:p>
          </table:table-cell>
          <table:table-cell table:style-name="ce40" table:formula="of:=[.G16]+['Current Financials'.$B$17]" office:value-type="percentage" office:value="0.09" calcext:value-type="percentage">
            <text:p>9.00%</text:p>
          </table:table-cell>
          <table:table-cell table:style-name="ce40" table:formula="of:=[.H16]+['Current Financials'.$B$17]" office:value-type="percentage" office:value="0.08" calcext:value-type="percentage">
            <text:p>8.00%</text:p>
          </table:table-cell>
          <table:table-cell table:style-name="ce40" table:formula="of:=[.I16]+['Current Financials'.$B$17]" office:value-type="percentage" office:value="0.08" calcext:value-type="percentage">
            <text:p>8.00%</text:p>
          </table:table-cell>
          <table:table-cell table:style-name="ce40" table:formula="of:=[.J16]+['Current Financials'.$B$17]" office:value-type="percentage" office:value="0.08" calcext:value-type="percentage">
            <text:p>8.00%</text:p>
          </table:table-cell>
          <table:table-cell table:style-name="ce40" table:formula="of:=[.K16]+['Current Financials'.$B$17]" office:value-type="percentage" office:value="0.08" calcext:value-type="percentage">
            <text:p>8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0" table:formula="of:=['Current Financials'.B16]" office:value-type="currency" office:currency="ZAR" office:value="300000" calcext:value-type="currency">
            <text:p>R 300,000</text:p>
          </table:table-cell>
          <table:table-cell table:style-name="ce50" table:formula="of:=[.B25]" office:value-type="currency" office:currency="ZAR" office:value="421050" calcext:value-type="currency">
            <text:p>R 421,050</text:p>
          </table:table-cell>
          <table:table-cell table:style-name="ce50" table:formula="of:=[.C25]" office:value-type="currency" office:currency="ZAR" office:value="468867" calcext:value-type="currency">
            <text:p>R 468,867</text:p>
          </table:table-cell>
          <table:table-cell table:style-name="ce50" table:formula="of:=[.D25]" office:value-type="currency" office:currency="ZAR" office:value="715244.46" calcext:value-type="currency">
            <text:p>R 715,244</text:p>
          </table:table-cell>
          <table:table-cell table:style-name="ce50" table:formula="of:=[.E25]" office:value-type="currency" office:currency="ZAR" office:value="811694.200800001" calcext:value-type="currency">
            <text:p>R 811,694</text:p>
          </table:table-cell>
          <table:table-cell table:style-name="ce50" table:formula="of:=[.F25]" office:value-type="currency" office:currency="ZAR" office:value="1084911.170049" calcext:value-type="currency">
            <text:p>R 1,084,911</text:p>
          </table:table-cell>
          <table:table-cell table:style-name="ce50" table:formula="of:=[.G25]" office:value-type="currency" office:currency="ZAR" office:value="745848.060154262" calcext:value-type="currency">
            <text:p>R 745,848</text:p>
          </table:table-cell>
          <table:table-cell table:style-name="ce50" table:formula="of:=[.H25]" office:value-type="currency" office:currency="ZAR" office:value="1043310.25173901" calcext:value-type="currency">
            <text:p>R 1,043,310</text:p>
          </table:table-cell>
          <table:table-cell table:style-name="ce50" table:formula="of:=[.I25]" office:value-type="currency" office:currency="ZAR" office:value="1394580.45498773" calcext:value-type="currency">
            <text:p>R 1,394,580</text:p>
          </table:table-cell>
          <table:table-cell table:style-name="ce50" table:formula="of:=[.J25]" office:value-type="currency" office:currency="ZAR" office:value="1806732.35498031" calcext:value-type="currency">
            <text:p>R 1,806,732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0" table:formula="of:=['Current Financials'.B14]" office:value-type="currency" office:currency="ZAR" office:value="1070000" calcext:value-type="currency">
            <text:p>R 1,070,000</text:p>
          </table:table-cell>
          <table:table-cell table:style-name="ce50" table:formula="of:=[.B19]*(1+['Current Financials'.$B$17])" office:value-type="currency" office:currency="ZAR" office:value="1144900" calcext:value-type="currency">
            <text:p>R 1,144,900</text:p>
          </table:table-cell>
          <table:table-cell table:style-name="ce50" table:formula="of:=[.C19]*(1+['Current Financials'.$B$17])" office:value-type="currency" office:currency="ZAR" office:value="1225043" calcext:value-type="currency">
            <text:p>R 1,225,043</text:p>
          </table:table-cell>
          <table:table-cell table:style-name="ce50" table:formula="of:=[.D19]*(1+['Current Financials'.$B$17])" office:value-type="currency" office:currency="ZAR" office:value="1310796.01" calcext:value-type="currency">
            <text:p>R 1,310,796</text:p>
          </table:table-cell>
          <table:table-cell table:style-name="ce50" table:formula="of:=[.E19]*(1+['Current Financials'.$B$17])" office:value-type="currency" office:currency="ZAR" office:value="1402551.7307" calcext:value-type="currency">
            <text:p>R 1,402,552</text:p>
          </table:table-cell>
          <table:table-cell table:style-name="ce50" table:formula="of:=[.F19]*(1+['Current Financials'.$B$17])" office:value-type="currency" office:currency="ZAR" office:value="1500730.351849" calcext:value-type="currency">
            <text:p>R 1,500,730</text:p>
          </table:table-cell>
          <table:table-cell table:style-name="ce50" table:formula="of:=[.G19]*(1+['Current Financials'.$B$17])" office:value-type="currency" office:currency="ZAR" office:value="1605781.47647843" calcext:value-type="currency">
            <text:p>R 1,605,781</text:p>
          </table:table-cell>
          <table:table-cell table:style-name="ce50" table:formula="of:=[.H19]*(1+['Current Financials'.$B$17])" office:value-type="currency" office:currency="ZAR" office:value="1718186.17983192" calcext:value-type="currency">
            <text:p>R 1,718,186</text:p>
          </table:table-cell>
          <table:table-cell table:style-name="ce50" table:formula="of:=[.I19]*(1+['Current Financials'.$B$17])" office:value-type="currency" office:currency="ZAR" office:value="1838459.21242016" calcext:value-type="currency">
            <text:p>R 1,838,459</text:p>
          </table:table-cell>
          <table:table-cell table:style-name="ce50" table:formula="of:=[.J19]*(1+['Current Financials'.$B$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0" table:formula="of:=['Current Financials'.B15]" office:value-type="currency" office:currency="ZAR" office:value="140000" calcext:value-type="currency">
            <text:p>R 140,000</text:p>
          </table:table-cell>
          <table:table-cell table:style-name="ce50" table:formula="of:=[.B20]*(1+['Current Financials'.$B$17])" office:value-type="currency" office:currency="ZAR" office:value="149800" calcext:value-type="currency">
            <text:p>R 149,800</text:p>
          </table:table-cell>
          <table:table-cell table:style-name="ce50" table:formula="of:=[.C20]*(1+['Current Financials'.$B$17])" office:value-type="currency" office:currency="ZAR" office:value="160286" calcext:value-type="currency">
            <text:p>R 160,286</text:p>
          </table:table-cell>
          <table:table-cell table:style-name="ce50" table:formula="of:=[.D20]*(1+['Current Financials'.$B$17])" office:value-type="currency" office:currency="ZAR" office:value="171506.02" calcext:value-type="currency">
            <text:p>R 171,506</text:p>
          </table:table-cell>
          <table:table-cell table:style-name="ce50" table:formula="of:=[.E20]*(1+['Current Financials'.$B$17])" office:value-type="currency" office:currency="ZAR" office:value="183511.4414" calcext:value-type="currency">
            <text:p>R 183,511</text:p>
          </table:table-cell>
          <table:table-cell table:style-name="ce50" table:formula="of:=[.F20]*(1+['Current Financials'.$B$17])" office:value-type="currency" office:currency="ZAR" office:value="196357.242298" calcext:value-type="currency">
            <text:p>R 196,357</text:p>
          </table:table-cell>
          <table:table-cell table:style-name="ce50" table:formula="of:=[.G20]*(1+['Current Financials'.$B$17])" office:value-type="currency" office:currency="ZAR" office:value="210102.24925886" calcext:value-type="currency">
            <text:p>R 210,102</text:p>
          </table:table-cell>
          <table:table-cell table:style-name="ce50" table:formula="of:=[.H20]*(1+['Current Financials'.$B$17])" office:value-type="currency" office:currency="ZAR" office:value="224809.40670698" calcext:value-type="currency">
            <text:p>R 224,809</text:p>
          </table:table-cell>
          <table:table-cell table:style-name="ce50" table:formula="of:=[.I20]*(1+['Current Financials'.$B$17])" office:value-type="currency" office:currency="ZAR" office:value="240546.065176469" calcext:value-type="currency">
            <text:p>R 240,546</text:p>
          </table:table-cell>
          <table:table-cell table:style-name="ce50" table:formula="of:=[.J20]*(1+['Current Financials'.$B$17])" office:value-type="currency" office:currency="ZAR" office:value="257384.289738822" calcext:value-type="currency">
            <text:p>R 257,384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56" table:formula="of:=['Current Financials'.B13]*(1+[.B17])" office:value-type="currency" office:currency="ZAR" office:value="1221000" calcext:value-type="currency">
            <text:p>R 1,221,000</text:p>
          </table:table-cell>
          <table:table-cell table:style-name="ce56" table:formula="of:=[.B21]*(1+[.C17])" office:value-type="currency" office:currency="ZAR" office:value="1330890" calcext:value-type="currency">
            <text:p>R 1,330,890</text:p>
          </table:table-cell>
          <table:table-cell table:style-name="ce56" table:formula="of:=[.C21]*(1+[.D17])" office:value-type="currency" office:currency="ZAR" office:value="1437361.2" calcext:value-type="currency">
            <text:p>R 1,437,361</text:p>
          </table:table-cell>
          <table:table-cell table:style-name="ce56" table:formula="of:=[.D21]*(1+[.E17])" office:value-type="currency" office:currency="ZAR" office:value="1552350.096" calcext:value-type="currency">
            <text:p>R 1,552,350</text:p>
          </table:table-cell>
          <table:table-cell table:style-name="ce56" table:formula="of:=[.E21]*(1+[.F17])" office:value-type="currency" office:currency="ZAR" office:value="1676538.10368" calcext:value-type="currency">
            <text:p>R 1,676,538</text:p>
          </table:table-cell>
          <table:table-cell table:style-name="ce56" table:formula="of:=[.F21]*(1+[.G17])" office:value-type="currency" office:currency="ZAR" office:value="1827426.5330112" calcext:value-type="currency">
            <text:p>R 1,827,427</text:p>
          </table:table-cell>
          <table:table-cell table:style-name="ce56" table:formula="of:=[.G21]*(1+[.H17])" office:value-type="currency" office:currency="ZAR" office:value="1973620.6556521" calcext:value-type="currency">
            <text:p>R 1,973,621</text:p>
          </table:table-cell>
          <table:table-cell table:style-name="ce56" table:formula="of:=[.H21]*(1+[.I17])" office:value-type="currency" office:currency="ZAR" office:value="2131510.30810426" calcext:value-type="currency">
            <text:p>R 2,131,510</text:p>
          </table:table-cell>
          <table:table-cell table:style-name="ce56" table:formula="of:=[.I21]*(1+[.J17])" office:value-type="currency" office:currency="ZAR" office:value="2302031.13275261" calcext:value-type="currency">
            <text:p>R 2,302,031</text:p>
          </table:table-cell>
          <table:table-cell table:style-name="ce56" table:formula="of:=[.J21]*(1+[.K17])" office:value-type="currency" office:currency="ZAR" office:value="2486193.62337281" calcext:value-type="currency">
            <text:p>R 2,486,194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50" table:formula="of:=[.B21]-[.B19]" office:value-type="currency" office:currency="ZAR" office:value="151000" calcext:value-type="currency">
            <text:p>R 151,000</text:p>
          </table:table-cell>
          <table:table-cell table:style-name="ce50" table:formula="of:=[.C21]-[.C19]" office:value-type="currency" office:currency="ZAR" office:value="185990" calcext:value-type="currency">
            <text:p>R 185,990</text:p>
          </table:table-cell>
          <table:table-cell table:style-name="ce50" table:formula="of:=[.D21]-[.D19]" office:value-type="currency" office:currency="ZAR" office:value="212318.2" calcext:value-type="currency">
            <text:p>R 212,318</text:p>
          </table:table-cell>
          <table:table-cell table:style-name="ce50" table:formula="of:=[.E21]-[.E19]" office:value-type="currency" office:currency="ZAR" office:value="241554.086" calcext:value-type="currency">
            <text:p>R 241,554</text:p>
          </table:table-cell>
          <table:table-cell table:style-name="ce50" table:formula="of:=[.F21]-[.F19]" office:value-type="currency" office:currency="ZAR" office:value="273986.37298" calcext:value-type="currency">
            <text:p>R 273,986</text:p>
          </table:table-cell>
          <table:table-cell table:style-name="ce50" table:formula="of:=[.G21]-[.G19]" office:value-type="currency" office:currency="ZAR" office:value="326696.181162201" calcext:value-type="currency">
            <text:p>R 326,696</text:p>
          </table:table-cell>
          <table:table-cell table:style-name="ce50" table:formula="of:=[.H21]-[.H19]" office:value-type="currency" office:currency="ZAR" office:value="367839.179173667" calcext:value-type="currency">
            <text:p>R 367,839</text:p>
          </table:table-cell>
          <table:table-cell table:style-name="ce50" table:formula="of:=[.I21]-[.I19]" office:value-type="currency" office:currency="ZAR" office:value="413324.128272345" calcext:value-type="currency">
            <text:p>R 413,324</text:p>
          </table:table-cell>
          <table:table-cell table:style-name="ce50" table:formula="of:=[.J21]-[.J19]" office:value-type="currency" office:currency="ZAR" office:value="463571.920332446" calcext:value-type="currency">
            <text:p>R 463,572</text:p>
          </table:table-cell>
          <table:table-cell table:style-name="ce50" table:formula="of:=[.K21]-[.K19]" office:value-type="currency" office:currency="ZAR" office:value="519042.266083244" calcext:value-type="currency">
            <text:p>R 519,042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57" table:formula="of:=IF([.B18]&gt;['Current Financials'.$B$12];&quot;&quot;;IF([.B18]&gt;['Current Financials'.$B$12]/4;IF([.B22]&gt;[.B20]; &quot;&quot;; &quot;NOT OK1&quot;); IF([.B22]&gt;0.15*[.B19]; &quot;&quot;; &quot;NOT OK2&quot;)))">
            <text:p/>
          </table:table-cell>
          <table:table-cell table:style-name="ce57" table:formula="of:=IF([.C18]&gt;[.B19];&quot;&quot;;IF([.C18]&gt;[.B19]/4;IF([.C22]&gt;[.C20]; &quot;&quot;; &quot;NOT OK1&quot;); IF([.C22]&gt;0.15*[.C19]; &quot;&quot;; &quot;NOT OK2&quot;)))">
            <text:p/>
          </table:table-cell>
          <table:table-cell table:style-name="ce57" table:formula="of:=IF([.D18]&gt;[.C19];&quot;&quot;;IF([.D18]&gt;[.C19]/4;IF([.D22]&gt;[.D20]; &quot;&quot;; &quot;NOT OK1&quot;); IF([.D22]&gt;0.15*[.D19]; &quot;&quot;; &quot;NOT OK2&quot;)))">
            <text:p/>
          </table:table-cell>
          <table:table-cell table:style-name="ce57" table:formula="of:=IF([.E18]&gt;[.D19];&quot;&quot;;IF([.E18]&gt;[.D19]/4;IF([.E22]&gt;[.E20]; &quot;&quot;; &quot;NOT OK1&quot;); IF([.E22]&gt;0.15*[.E19]; &quot;&quot;; &quot;NOT OK2&quot;)))">
            <text:p/>
          </table:table-cell>
          <table:table-cell table:style-name="ce57" table:formula="of:=IF([.F18]&gt;[.E19];&quot;&quot;;IF([.F18]&gt;[.E19]/4;IF([.F22]&gt;[.F20]; &quot;&quot;; &quot;NOT OK1&quot;); IF([.F22]&gt;0.15*[.F19]; &quot;&quot;; &quot;NOT OK2&quot;)))">
            <text:p/>
          </table:table-cell>
          <table:table-cell table:style-name="ce57" table:formula="of:=IF([.G18]&gt;[.F19];&quot;&quot;;IF([.G18]&gt;[.F19]/4;IF([.G22]&gt;[.G20]; &quot;&quot;; &quot;NOT OK1&quot;); IF([.G22]&gt;0.15*[.G19]; &quot;&quot;; &quot;NOT OK2&quot;)))">
            <text:p/>
          </table:table-cell>
          <table:table-cell table:style-name="ce57" table:formula="of:=IF([.H18]&gt;[.G19];&quot;&quot;;IF([.H18]&gt;[.G19]/4;IF([.H22]&gt;[.H20]; &quot;&quot;; &quot;NOT OK1&quot;); IF([.H22]&gt;0.15*[.H19]; &quot;&quot;; &quot;NOT OK2&quot;)))">
            <text:p/>
          </table:table-cell>
          <table:table-cell table:style-name="ce57" table:formula="of:=IF([.I18]&gt;[.H19];&quot;&quot;;IF([.I18]&gt;[.H19]/4;IF([.I22]&gt;[.I20]; &quot;&quot;; &quot;NOT OK1&quot;); IF([.I22]&gt;0.15*[.I19]; &quot;&quot;; &quot;NOT OK2&quot;)))">
            <text:p/>
          </table:table-cell>
          <table:table-cell table:style-name="ce57" table:formula="of:=IF([.J18]&gt;[.I19];&quot;&quot;;IF([.J18]&gt;[.I19]/4;IF([.J22]&gt;[.J20]; &quot;&quot;; &quot;NOT OK1&quot;); IF([.J22]&gt;0.15*[.J19]; &quot;&quot;; &quot;NOT OK2&quot;)))">
            <text:p/>
          </table:table-cell>
          <table:table-cell table:style-name="ce57" table:formula="of:=IF([.K18]&gt;[.J19];&quot;&quot;;IF([.K18]&gt;[.J19]/4;IF([.K22]&gt;[.K20]; &quot;&quot;; &quot;NOT OK1&quot;); IF([.K22]&gt;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50" table:formula="of:=SUM(['Ten Year Plan'.G$16:'Ten Year Plan'.G$65])" office:value-type="currency" office:currency="ZAR" office:value="50000" calcext:value-type="currency">
            <text:p>R 50,000</text:p>
          </table:table-cell>
          <table:table-cell table:style-name="ce50" table:formula="of:=SUM(['Ten Year Plan'.H$16:'Ten Year Plan'.H$65])" office:value-type="currency" office:currency="ZAR" office:value="160500" calcext:value-type="currency">
            <text:p>R 160,500</text:p>
          </table:table-cell>
          <table:table-cell table:style-name="ce50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50" table:formula="of:=SUM(['Ten Year Plan'.J$16:'Ten Year Plan'.J$65])" office:value-type="currency" office:currency="ZAR" office:value="183756.45" calcext:value-type="currency">
            <text:p>R 183,756</text:p>
          </table:table-cell>
          <table:table-cell table:style-name="ce50" table:formula="of:=SUM(['Ten Year Plan'.K$16:'Ten Year Plan'.K$65])" office:value-type="currency" office:currency="ZAR" office:value="52431.8404" calcext:value-type="currency">
            <text:p>R 52,432</text:p>
          </table:table-cell>
          <table:table-cell table:style-name="ce50" table:formula="of:=SUM(['Ten Year Plan'.L$16:'Ten Year Plan'.L$65])" office:value-type="currency" office:currency="ZAR" office:value="701275.86535" calcext:value-type="currency">
            <text:p>R 701,276</text:p>
          </table:table-cell>
          <table:table-cell table:style-name="ce50" table:formula="of:=SUM(['Ten Year Plan'.M$16:'Ten Year Plan'.M$65])" office:value-type="currency" office:currency="ZAR" office:value="120058.42814792" calcext:value-type="currency">
            <text:p>R 120,058</text:p>
          </table:table-cell>
          <table:table-cell table:style-name="ce50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50" table:formula="of:=SUM(['Ten Year Plan'.O$16:'Ten Year Plan'.O$65])" office:value-type="currency" office:currency="ZAR" office:value="137454.894386554" calcext:value-type="currency">
            <text:p>R 137,455</text:p>
          </table:table-cell>
          <table:table-cell table:style-name="ce50" table:formula="of:=SUM(['Ten Year Plan'.P$16:'Ten Year Plan'.P$65])" office:value-type="currency" office:currency="ZAR" office:value="1838459.21242016" calcext:value-type="currency">
            <text:p>R 1,838,459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58" table:formula="of:=([.B18]+[.B22]-[.B24])*(1+['Current Financials'.$B$18])" office:value-type="currency" office:currency="ZAR" office:value="421050" calcext:value-type="currency">
            <text:p>R 421,050</text:p>
          </table:table-cell>
          <table:table-cell table:style-name="ce58" table:formula="of:=([.C18]+[.C22]-[.C24])*(1+['Current Financials'.$B$18])" office:value-type="currency" office:currency="ZAR" office:value="468867" calcext:value-type="currency">
            <text:p>R 468,867</text:p>
          </table:table-cell>
          <table:table-cell table:style-name="ce58" table:formula="of:=([.D18]+[.D22]-[.D24])*(1+['Current Financials'.$B$18])" office:value-type="currency" office:currency="ZAR" office:value="715244.46" calcext:value-type="currency">
            <text:p>R 715,244</text:p>
          </table:table-cell>
          <table:table-cell table:style-name="ce58" table:formula="of:=([.E18]+[.E22]-[.E24])*(1+['Current Financials'.$B$18])" office:value-type="currency" office:currency="ZAR" office:value="811694.200800001" calcext:value-type="currency">
            <text:p>R 811,694</text:p>
          </table:table-cell>
          <table:table-cell table:style-name="ce58" table:formula="of:=([.F18]+[.F22]-[.F24])*(1+['Current Financials'.$B$18])" office:value-type="currency" office:currency="ZAR" office:value="1084911.170049" calcext:value-type="currency">
            <text:p>R 1,084,911</text:p>
          </table:table-cell>
          <table:table-cell table:style-name="ce58" table:formula="of:=([.G18]+[.G22]-[.G24])*(1+['Current Financials'.$B$18])" office:value-type="currency" office:currency="ZAR" office:value="745848.060154262" calcext:value-type="currency">
            <text:p>R 745,848</text:p>
          </table:table-cell>
          <table:table-cell table:style-name="ce58" table:formula="of:=([.H18]+[.H22]-[.H24])*(1+['Current Financials'.$B$18])" office:value-type="currency" office:currency="ZAR" office:value="1043310.25173901" calcext:value-type="currency">
            <text:p>R 1,043,310</text:p>
          </table:table-cell>
          <table:table-cell table:style-name="ce58" table:formula="of:=([.I18]+[.I22]-[.I24])*(1+['Current Financials'.$B$18])" office:value-type="currency" office:currency="ZAR" office:value="1394580.45498773" calcext:value-type="currency">
            <text:p>R 1,394,580</text:p>
          </table:table-cell>
          <table:table-cell table:style-name="ce58" table:formula="of:=([.J18]+[.J22]-[.J24])*(1+['Current Financials'.$B$18])" office:value-type="currency" office:currency="ZAR" office:value="1806732.35498031" calcext:value-type="currency">
            <text:p>R 1,806,732</text:p>
          </table:table-cell>
          <table:table-cell table:style-name="ce58" table:formula="of:=([.K18]+[.K22]-[.K24])*(1+['Current Financials'.$B$18])" office:value-type="currency" office:currency="ZAR" office:value="511681.179075562" calcext:value-type="currency">
            <text:p>R 511,681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59" table:formula="of:=[.B25]/[.B19]*12" office:value-type="float" office:value="4.72205607476636" calcext:value-type="float">
            <text:p>4.7</text:p>
          </table:table-cell>
          <table:table-cell table:style-name="ce59" table:formula="of:=[.C25]/[.C19]*12" office:value-type="float" office:value="4.91431915451131" calcext:value-type="float">
            <text:p>4.9</text:p>
          </table:table-cell>
          <table:table-cell table:style-name="ce59" table:formula="of:=[.D25]/[.D19]*12" office:value-type="float" office:value="7.00623040987133" calcext:value-type="float">
            <text:p>7.0</text:p>
          </table:table-cell>
          <table:table-cell table:style-name="ce59" table:formula="of:=[.E25]/[.E19]*12" office:value-type="float" office:value="7.43085143324476" calcext:value-type="float">
            <text:p>7.4</text:p>
          </table:table-cell>
          <table:table-cell table:style-name="ce59" table:formula="of:=[.F25]/[.F19]*12" office:value-type="float" office:value="9.28232004254873" calcext:value-type="float">
            <text:p>9.3</text:p>
          </table:table-cell>
          <table:table-cell table:style-name="ce59" table:formula="of:=[.G25]/[.G19]*12" office:value-type="float" office:value="5.96388066038908" calcext:value-type="float">
            <text:p>6.0</text:p>
          </table:table-cell>
          <table:table-cell table:style-name="ce59" table:formula="of:=[.H25]/[.H19]*12" office:value-type="float" office:value="7.79665427971219" calcext:value-type="float">
            <text:p>7.8</text:p>
          </table:table-cell>
          <table:table-cell table:style-name="ce59" table:formula="of:=[.I25]/[.I19]*12" office:value-type="float" office:value="9.73990226221578" calcext:value-type="float">
            <text:p>9.7</text:p>
          </table:table-cell>
          <table:table-cell table:style-name="ce59" table:formula="of:=[.J25]/[.J19]*12" office:value-type="float" office:value="11.7929123003077" calcext:value-type="float">
            <text:p>11.8</text:p>
          </table:table-cell>
          <table:table-cell table:style-name="ce59" table:formula="of:=[.K25]/[.K19]*12" office:value-type="float" office:value="3.12135318218063" calcext:value-type="float">
            <text:p>3.1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60" table:formula="of:=IF([.B25]&gt;[.B19]/4;&quot;&quot;;&quot;NOT OK!&quot;)">
            <text:p/>
          </table:table-cell>
          <table:table-cell table:style-name="ce60" table:formula="of:=IF([.C25]&gt;[.C19]/4;&quot;&quot;;&quot;NOT OK!&quot;)">
            <text:p/>
          </table:table-cell>
          <table:table-cell table:style-name="ce60" table:formula="of:=IF([.D25]&gt;[.D19]/4;&quot;&quot;;&quot;NOT OK!&quot;)">
            <text:p/>
          </table:table-cell>
          <table:table-cell table:style-name="ce60" table:formula="of:=IF([.E25]&gt;[.E19]/4;&quot;&quot;;&quot;NOT OK!&quot;)">
            <text:p/>
          </table:table-cell>
          <table:table-cell table:style-name="ce60" table:formula="of:=IF([.F25]&gt;[.F19]/4;&quot;&quot;;&quot;NOT OK!&quot;)">
            <text:p/>
          </table:table-cell>
          <table:table-cell table:style-name="ce60" table:formula="of:=IF([.G25]&gt;[.G19]/4;&quot;&quot;;&quot;NOT OK!&quot;)">
            <text:p/>
          </table:table-cell>
          <table:table-cell table:style-name="ce60" table:formula="of:=IF([.H25]&gt;[.H19]/4;&quot;&quot;;&quot;NOT OK!&quot;)">
            <text:p/>
          </table:table-cell>
          <table:table-cell table:style-name="ce60" table:formula="of:=IF([.I25]&gt;[.I19]/4;&quot;&quot;;&quot;NOT OK!&quot;)">
            <text:p/>
          </table:table-cell>
          <table:table-cell table:style-name="ce60" table:formula="of:=IF([.J25]&gt;[.J19]/4;&quot;&quot;;&quot;NOT OK!&quot;)">
            <text:p/>
          </table:table-cell>
          <table:table-cell table:style-name="ce60" table:formula="of:=IF([.K25]&gt;[.K19]/4;&quot;&quot;;&quot;NOT OK!&quot;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5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54"/>
          <table:table-cell table:style-name="Default"/>
          <table:table-cell table:number-columns-repeated="9"/>
        </table:table-row>
        <table:table-row table:style-name="ro4">
          <table:table-cell table:style-name="ce5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4" table:default-cell-style-name="ce63"/>
        <table:table-column table:style-name="co15" table:default-cell-style-name="ce36"/>
        <table:table-row table:style-name="ro3">
          <table:table-cell table:style-name="ce42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61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62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62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62" table:number-columns-spanned="2" table:number-rows-spanned="1"/>
          <table:covered-table-cell/>
        </table:table-row>
        <table:table-row table:style-name="ro2">
          <table:table-cell table:style-name="ce17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50" table:formula="of:=['Planning and Projections'.B21]" office:value-type="currency" office:currency="ZAR" office:value="1221000" calcext:value-type="currency">
            <text:p>R 1,221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4" table:formula="of:=[.B7]/['Current Financials'.B13]-1" office:value-type="percentage" office:value="0.11" calcext:value-type="percentage">
            <text:p>11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50" table:formula="of:=['Planning and Projections'.B18]" office:value-type="currency" office:currency="ZAR" office:value="300000" calcext:value-type="currency">
            <text:p>R 30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50" table:formula="of:=['Planning and Projections'.B25]" office:value-type="currency" office:currency="ZAR" office:value="421050" calcext:value-type="currency">
            <text:p>R 421,050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5" table:formula="of:=([.B10]-[.B9])/[.B9]" office:value-type="percentage" office:value="0.4035" calcext:value-type="percentage">
            <text:p>40.4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6" table:formula="of:=['Planning and Projections'.B26]" office:value-type="float" office:value="4.72205607476636" calcext:value-type="float">
            <text:p>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1:41:29.760586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1:46:35.297139348</dc:date>
    <meta:editing-duration>PT4H40M52S</meta:editing-duration>
    <meta:editing-cycles>28</meta:editing-cycles>
    <meta:generator>LibreOffice/5.0.6.2$Linux_X86_64 LibreOffice_project/00$Build-2</meta:generator>
    <meta:document-statistic meta:table-count="5" meta:cell-count="678" meta:object-count="0"/>
  </office:meta>
</office:document-meta>
</file>